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ce9" officeooo:paragraph-rsid="00196ce9"/>
    </style:style>
    <style:style style:name="P2" style:family="paragraph" style:parent-style-name="Standard">
      <style:text-properties officeooo:rsid="00199af4" officeooo:paragraph-rsid="00199a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up ssh server first</text:p>
      <text:p text:style-name="P2">http://learn.turtlebot.com/2015/02/01/7/</text:p>
      <text:p text:style-name="P1"/>
      <text:p text:style-name="P1">Connect to the same acces point</text:p>
      <text:p text:style-name="P1">“Pretty Fly For A Wifi”</text:p>
      <text:p text:style-name="P1"/>
      <text:p text:style-name="P1">Open terminal and type</text:p>
      <text:p text:style-name="P1">“ssh <text:a xlink:type="simple" xlink:href="mailto:rob1b217@192.168.0.10" text:style-name="Internet_20_link" text:visited-style-name="Visited_20_Internet_20_Link">rob1b217@192.168.0.10</text:a>”</text:p>
      <text:p text:style-name="P1">(rob1b217 is name of turtlebot pc)</text:p>
      <text:p text:style-name="P1"/>
      <text:p text:style-name="P1">then it asks for a password</text:p>
      <text:p text:style-name="P1">“b217”</text:p>
      <text:p text:style-name="P1">(password of turtlebot p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6:52:50.706346525</meta:creation-date>
    <dc:date>2016-10-18T16:58:09.568331293</dc:date>
    <meta:editing-duration>PT5M18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39" meta:character-count="258" meta:non-whitespace-character-count="229"/>
  </office:meta>
</office:document-meta>
</file>